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 jawaban nomer 1</text:p>
      <text:p text:style-name="Standard">create database databasecoba;</text:p>
      <text:p text:style-name="Standard">create table datamatapelajaran(</text:p>
      <text:p text:style-name="Standard"><text:s text:c="2"/>kode_mapel int not null primary key,</text:p>
      <text:p text:style-name="Standard"><text:s text:c="2"/>nama_mapel varchar(255),</text:p>
      <text:p text:style-name="Standard"><text:s text:c="2"/>guru varchar(255)</text:p>
      <text:p text:style-name="Standard">);</text:p>
      <text:p text:style-name="Standard">insert into datamatapelajaran</text:p>
      <text:p text:style-name="Standard">values (1, 'Matematika', 'Aditya Nugroho'),</text:p>
      <text:p text:style-name="Standard"><text:s text:c="2"/>(2, 'Fisika', 'Andri Arivian Asari'),</text:p>
      <text:p text:style-name="Standard"><text:s text:c="2"/>(3, 'Kimia', 'Abdulgofo');</text:p>
      <text:p text:style-name="Standard"/>
      <text:p text:style-name="Standard">-- jawaban nomer 2</text:p>
      <text:p text:style-name="Standard">update datamatapelajaran</text:p>
      <text:p text:style-name="Standard">set guru = 'Rizki Trianto Rakhim'</text:p>
      <text:p text:style-name="Standard">where kode_mapel = 3;</text:p>
      <text:p text:style-name="Standard"/>
      <text:p text:style-name="Standard">-- jawaban nomer 3</text:p>
      <text:p text:style-name="Standard">create database databasecobalagi;</text:p>
      <text:p text:style-name="Standard">create table datakaryawan(</text:p>
      <text:p text:style-name="Standard"><text:s text:c="2"/>kode_kar int not null primary key,</text:p>
      <text:p text:style-name="Standard"><text:s text:c="2"/>nama_kar varchar(255),</text:p>
      <text:p text:style-name="Standard"><text:s text:c="2"/>gaji int,</text:p>
      <text:p text:style-name="Standard"><text:s text:c="2"/>kode_cab char(1)</text:p>
      <text:p text:style-name="Standard">);</text:p>
      <text:p text:style-name="Standard">insert into datakaryawan</text:p>
      <text:p text:style-name="Standard">values (11, 'Andi', 1500, 'A'),</text:p>
      <text:p text:style-name="Standard"><text:s text:c="2"/>(12, 'Budi', 2500, 'B'),</text:p>
      <text:p text:style-name="Standard"><text:s text:c="2"/>(13, 'Cici', 1500, 'A'),</text:p>
      <text:p text:style-name="Standard"><text:s text:c="2"/>(14, 'Didi', 3000, 'C'),</text:p>
      <text:p text:style-name="Standard"><text:s text:c="2"/>(15, 'Fifi', 5000, 'B');</text:p>
      <text:p text:style-name="Standard"/>
      <text:p text:style-name="Standard">-- jawaban nomer 4</text:p>
      <text:p text:style-name="Standard">update datakaryawan</text:p>
      <text:p text:style-name="Standard">set gaji = 2900</text:p>
      <text:p text:style-name="Standard">where kode_kar = 11;</text:p>
      <text:p text:style-name="Standard"/>
      <text:p text:style-name="Standard">-- jawaban nomer 5</text:p>
      <text:p text:style-name="Standard">delete from datakaryawan</text:p>
      <text:p text:style-name="Standard">where kode_kar = 15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9T22:38:04.779428637</meta:creation-date>
    <dc:date>2020-10-09T22:39:47.795614323</dc:date>
    <meta:editing-duration>PT1M44S</meta:editing-duration>
    <meta:editing-cycles>1</meta:editing-cycles>
    <meta:document-statistic meta:table-count="0" meta:image-count="0" meta:object-count="0" meta:page-count="1" meta:paragraph-count="36" meta:word-count="125" meta:character-count="859" meta:non-whitespace-character-count="744"/>
    <meta:generator>LibreOffice/6.0.7.3$Linux_X86_64 LibreOffice_project/00m0$Build-3</meta:generator>
  </office:meta>
</office:document-meta>
</file>